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DejaVu Sans"/>
    </style:style>
    <style:style style:name="P2" style:family="paragraph" style:parent-style-name="Heading_20_2">
      <style:text-properties style:font-name="DejaVu Sans"/>
    </style:style>
    <style:style style:name="P3" style:family="paragraph" style:parent-style-name="Heading_20_3">
      <style:text-properties style:font-name="DejaVu Sans"/>
    </style:style>
    <style:style style:name="P4" style:family="paragraph" style:parent-style-name="Heading_20_4">
      <style:text-properties style:font-name="DejaVu Sans"/>
    </style:style>
    <style:style style:name="P5" style:family="paragraph" style:parent-style-name="Horizontal_20_Line">
      <style:text-properties style:font-name="DejaVu Sans"/>
    </style:style>
    <style:style style:name="P6" style:family="paragraph" style:parent-style-name="Standard">
      <style:text-properties style:font-name="DejaVu Sans"/>
    </style:style>
    <style:style style:name="P7" style:family="paragraph" style:parent-style-name="Text_20_body">
      <style:text-properties fo:color="#000000" loext:opacity="100%" style:font-name="DejaVu Sans"/>
    </style:style>
    <style:style style:name="P8" style:family="paragraph" style:parent-style-name="Text_20_body">
      <style:text-properties style:font-name="DejaVu Sans"/>
    </style:style>
    <style:style style:name="T1" style:family="text">
      <style:text-properties fo:color="#008000" loext:opacity="100%"/>
    </style:style>
    <style:style style:name="T2" style:family="text">
      <style:text-properties fo:color="#0000cd" loext:opacity="100%"/>
    </style:style>
    <style:style style:name="T3" style:family="text">
      <style:text-properties fo:color="#a52a2a" loext:opacity="100%"/>
    </style:style>
    <style:style style:name="T4" style:family="text">
      <style:text-properties fo:color="#ff0000" loext:opacity="100%"/>
    </style:style>
    <style:style style:name="T5" style:family="text">
      <style:text-properties style:font-name="DejaVu San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++ Polymorphism</text:h>
      <text:p text:style-name="P5"/>
      <text:h text:style-name="P2" text:outline-level="2">Polymorphism</text:h>
      <text:p text:style-name="P8">Polymorphism means "many forms", and it occurs when we have many classes that are related to each other by inheritance.</text:p>
      <text:p text:style-name="Text_20_body"><text:span text:style-name="T5">Like we specified in the previous chapter; </text:span><text:span text:style-name="Strong_20_Emphasis"><text:span text:style-name="T5">Inheritance</text:span></text:span><text:span text:style-name="T5"> lets us inherit attributes and methods from another class. </text:span><text:span text:style-name="Strong_20_Emphasis"><text:span text:style-name="T5">Polymorphism</text:span></text:span><text:span text:style-name="T5"> uses those methods to perform different tasks. This allows us to perform a single action in different ways.</text:span></text:p>
      <text:p text:style-name="Text_20_body"><text:span text:style-name="T5">For example, think of a base class called </text:span><text:span text:style-name="Source_20_Text"><text:span text:style-name="T5">Animal</text:span></text:span><text:span text:style-name="T5"> that has a method called </text:span><text:span text:style-name="Source_20_Text"><text:span text:style-name="T5">animalSound()</text:span></text:span><text:span text:style-name="T5">. Derived classes of Animals could be Pigs, Cats, Dogs, Birds - And they also have their own implementation of an animal sound (the pig oinks, and the cat meows, etc.):</text:span></text:p>
      <text:h text:style-name="P3" text:outline-level="3">Example</text:h>
      <text:p text:style-name="P7"><text:span text:style-name="T1">// Base class<text:line-break/></text:span><text:span text:style-name="T2">class</text:span> Animal {<text:line-break/> <text:span text:style-name="T2">public</text:span>:<text:line-break/> <text:span text:style-name="T2">void</text:span> animalSound() {<text:line-break/> cout &lt;&lt; <text:span text:style-name="T3">"The animal makes a sound \n"</text:span> ;<text:line-break/> }<text:line-break/>};<text:line-break/><text:line-break/><text:span text:style-name="T1">// Derived class<text:line-break/></text:span><text:span text:style-name="T2">class</text:span> Pig : <text:span text:style-name="T2">public</text:span> Animal {<text:line-break/> <text:span text:style-name="T2">public</text:span>:<text:line-break/> <text:span text:style-name="T2">void</text:span> animalSound() {<text:line-break/> cout &lt;&lt; <text:span text:style-name="T3">"The pig says: wee wee \n"</text:span> ;<text:line-break/> }<text:line-break/>};<text:line-break/><text:line-break/><text:span text:style-name="T1">// Derived class<text:line-break/></text:span><text:span text:style-name="T2">class</text:span> Dog : <text:span text:style-name="T2">public</text:span> Animal {<text:line-break/> <text:span text:style-name="T2">public</text:span>:<text:line-break/> <text:span text:style-name="T2">void</text:span> animalSound() {<text:line-break/> cout &lt;&lt; <text:span text:style-name="T3">"The dog says: bow wow \n"</text:span> ;<text:line-break/> }<text:line-break/>}; </text:p>
      <text:p text:style-name="Text_20_body"><text:span text:style-name="T5">Remember from the Inheritance chapter that we use the </text:span><text:span text:style-name="Source_20_Text"><text:span text:style-name="T5">:</text:span></text:span><text:span text:style-name="T5"> symbol to inherit from a class.</text:span></text:p>
      <text:p text:style-name="Text_20_body"><text:soft-page-break/><text:span text:style-name="T5">Now we can create </text:span><text:span text:style-name="Source_20_Text"><text:span text:style-name="T5">Pig</text:span></text:span><text:span text:style-name="T5"> and </text:span><text:span text:style-name="Source_20_Text"><text:span text:style-name="T5">Dog</text:span></text:span><text:span text:style-name="T5"> objects and override the </text:span><text:span text:style-name="Source_20_Text"><text:span text:style-name="T5">animalSound()</text:span></text:span><text:span text:style-name="T5"> method:</text:span></text:p>
      <text:h text:style-name="P3" text:outline-level="3">Example</text:h>
      <text:p text:style-name="P7"><text:span text:style-name="T1">// Base class<text:line-break/></text:span><text:span text:style-name="T2">class</text:span> Animal {<text:line-break/> <text:span text:style-name="T2">public</text:span>:<text:line-break/> <text:span text:style-name="T2">void</text:span> animalSound() {<text:line-break/> cout &lt;&lt; <text:span text:style-name="T3">"The animal makes a sound \n"</text:span> ;<text:line-break/> }<text:line-break/>};<text:line-break/><text:line-break/><text:span text:style-name="T1">// Derived class<text:line-break/></text:span><text:span text:style-name="T2">class</text:span> Pig : <text:span text:style-name="T2">public</text:span> Animal {<text:line-break/> <text:span text:style-name="T2">public</text:span>:<text:line-break/> <text:span text:style-name="T2">void</text:span> animalSound() {<text:line-break/> cout &lt;&lt; <text:span text:style-name="T3">"The pig says: wee wee \n"</text:span> ;<text:line-break/> }<text:line-break/>};<text:line-break/><text:line-break/><text:span text:style-name="T1">// Derived class<text:line-break/></text:span><text:span text:style-name="T2">class</text:span> Dog : <text:span text:style-name="T2">public</text:span> Animal {<text:line-break/> <text:span text:style-name="T2">public</text:span>:<text:line-break/> <text:span text:style-name="T2">void</text:span> animalSound() {<text:line-break/> cout &lt;&lt; <text:span text:style-name="T3">"The dog says: bow wow \n"</text:span> ;<text:line-break/> }<text:line-break/>};<text:line-break/><text:line-break/><text:span text:style-name="T2">int</text:span> main() {<text:line-break/> Animal myAnimal;<text:line-break/> Pig myPig;<text:line-break/> Dog myDog;<text:line-break/><text:line-break/> myAnimal.animalSound();<text:line-break/> myPig.animalSound();<text:line-break/> myDog.animalSound();<text:line-break/> <text:span text:style-name="T2">return</text:span> <text:span text:style-name="T4">0</text:span>;<text:line-break/>} </text:p>
      <text:h text:style-name="P4" text:outline-level="4">Why And When To Use "Inheritance" and "Polymorphism"?</text:h>
      <text:p text:style-name="P8">- It is useful for code reusability: reuse attributes and methods of an existing class when you create a new class.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2T17:59:22.637484136</meta:creation-date>
    <dc:date>2022-06-02T18:00:53.635404833</dc:date>
    <meta:editing-duration>PT1M33S</meta:editing-duration>
    <meta:editing-cycles>1</meta:editing-cycles>
    <meta:document-statistic meta:table-count="0" meta:image-count="0" meta:object-count="0" meta:page-count="2" meta:paragraph-count="13" meta:word-count="317" meta:character-count="1818" meta:non-whitespace-character-count="1475"/>
    <meta:generator>LibreOffice/7.3.1.3$Linux_X86_64 LibreOffice_project/30$Build-3</meta:generator>
  </office:meta>
</office:document-meta>
</file>